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fo:font-weight="bold" style:font-weight-asian="bold" style:font-weight-complex="bold"/>
    </style:style>
    <style:style style:name="P2" style:family="paragraph" style:parent-style-name="Text_20_body">
      <style:paragraph-properties fo:margin-left="0in" fo:margin-right="0.3937in" fo:text-indent="0in" style:auto-text-indent="false"/>
    </style:style>
    <style:style style:name="P3" style:family="paragraph" style:parent-style-name="Text_20_body">
      <style:paragraph-properties fo:margin-left="0in" fo:margin-right="0.3937in" fo:text-indent="0in" style:auto-text-indent="false"/>
      <style:text-properties fo:font-weight="normal" style:font-weight-asian="normal" style:font-weight-complex="normal"/>
    </style:style>
    <style:style style:name="P4" style:family="paragraph" style:parent-style-name="Heading_20_3">
      <style:paragraph-properties fo:margin-left="0in" fo:margin-right="0.3937in" fo:text-indent="0in" style:auto-text-indent="false"/>
    </style:style>
    <style:style style:name="P5" style:family="paragraph" style:parent-style-name="Heading_20_3">
      <style:paragraph-properties fo:margin-left="0in" fo:margin-right="0.3937in" fo:text-indent="0in" style:auto-text-indent="false"/>
      <style:text-properties fo:language="ru" fo:country="RU" fo:font-weight="bold" style:font-weight-asian="bold" style:font-weight-complex="bold"/>
    </style:style>
    <style:style style:name="P6" style:family="paragraph" style:parent-style-name="Heading_20_2">
      <style:paragraph-properties fo:margin-left="0in" fo:margin-right="0.3937in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Heading_20_2">
      <style:text-properties fo:language="en" fo:country="GB" fo:font-weight="normal" style:font-weight-asian="normal" style:font-weight-complex="normal"/>
    </style:style>
    <style:style style:name="P8" style:family="paragraph" style:parent-style-name="Heading_20_3">
      <style:text-properties fo:language="ru" fo:country="RU"/>
    </style:style>
    <style:style style:name="P9" style:family="paragraph" style:parent-style-name="Heading_20_3">
      <style:text-properties fo:language="ru" fo:country="RU" fo:font-weight="bold" style:font-weight-asian="bold" style:font-weight-complex="bold"/>
    </style:style>
    <style:style style:name="P10" style:family="paragraph" style:parent-style-name="Quotations">
      <style:text-properties fo:font-weight="normal" style:font-weight-asian="normal" style:font-weight-complex="normal"/>
    </style:style>
    <style:style style:name="P11" style:family="paragraph" style:parent-style-name="Standard" style:list-style-name="L9">
      <style:text-properties fo:language="en" fo:country="GB" fo:font-weight="bold" style:font-weight-asian="bold" style:font-weight-complex="bold"/>
    </style:style>
    <style:style style:name="P12" style:family="paragraph" style:parent-style-name="Standard" style:list-style-name="L9">
      <style:text-properties fo:language="en" fo:country="GB" fo:font-weight="normal" style:font-weight-asian="normal" style:font-weight-complex="normal"/>
    </style:style>
    <style:style style:name="P13" style:family="paragraph" style:parent-style-name="Standard">
      <style:text-properties fo:language="ru" fo:country="RU" fo:font-weight="bold" style:font-weight-asian="bold" style:font-weight-complex="bold"/>
    </style:style>
    <style:style style:name="P14" style:family="paragraph" style:parent-style-name="Standard" style:list-style-name="L9">
      <style:text-properties fo:language="ru" fo:country="RU" fo:font-weight="normal" style:font-weight-asian="normal" style:font-weight-complex="normal"/>
    </style:style>
    <style:style style:name="P15" style:family="paragraph" style:parent-style-name="Heading_20_2">
      <style:text-properties fo:font-size="15pt" fo:language="en" fo:country="GB" style:font-size-asian="15pt" style:font-size-complex="15pt"/>
    </style:style>
    <style:style style:name="P16" style:family="paragraph" style:parent-style-name="Heading_20_3">
      <style:text-properties fo:language="ru" fo:country="RU" fo:font-weight="bold" style:font-weight-asian="bold" style:font-weight-complex="bold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text-properties fo:language="ru" fo:country="RU"/>
    </style:style>
    <style:style style:name="P19" style:family="paragraph" style:parent-style-name="Text_20_body">
      <style:text-properties fo:language="ru" fo:country="RU" fo:font-weight="bold" style:font-weight-asian="bold" style:font-weight-complex="bold"/>
    </style:style>
    <style:style style:name="P20" style:family="paragraph" style:parent-style-name="Text_20_body" style:list-style-name="L9">
      <style:text-properties fo:language="ru" fo:country="RU" fo:font-weight="bold" style:font-weight-asian="bold" style:font-weight-complex="bold"/>
    </style:style>
    <style:style style:name="P21" style:family="paragraph" style:parent-style-name="Text_20_body" style:list-style-name="L9">
      <style:text-properties fo:language="ru" fo:country="RU" fo:font-weight="normal" style:font-weight-asian="normal" style:font-weight-complex="normal"/>
    </style:style>
    <style:style style:name="P22" style:family="paragraph" style:parent-style-name="Text_20_body" style:list-style-name="L3"/>
    <style:style style:name="P23" style:family="paragraph" style:parent-style-name="Text_20_body" style:list-style-name="L3">
      <style:text-properties fo:language="en" fo:country="GB"/>
    </style:style>
    <style:style style:name="P24" style:family="paragraph" style:parent-style-name="Text_20_body">
      <style:text-properties fo:language="en" fo:country="GB" fo:font-weight="bold" style:font-weight-asian="bold" style:font-weight-complex="bold"/>
    </style:style>
    <style:style style:name="P25" style:family="paragraph" style:parent-style-name="Text_20_body" style:list-style-name="L8">
      <style:text-properties fo:language="en" fo:country="GB" fo:font-weight="bold" style:font-weight-asian="bold" style:font-weight-complex="bold"/>
    </style:style>
    <style:style style:name="P26" style:family="paragraph" style:parent-style-name="Text_20_body" style:list-style-name="L9">
      <style:text-properties fo:language="en" fo:country="GB" fo:font-weight="normal" style:font-weight-asian="normal" style:font-weight-complex="normal"/>
    </style:style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7"/>
    <style:style style:name="P31" style:family="paragraph" style:parent-style-name="Text_20_body" style:list-style-name="L9"/>
    <style:style style:name="P32" style:family="paragraph" style:parent-style-name="Text_20_body">
      <style:paragraph-properties fo:margin-top="0in" fo:margin-bottom="0in"/>
    </style:style>
    <style:style style:name="P33" style:family="paragraph" style:parent-style-name="Text_20_body" style:list-style-name="L1">
      <style:paragraph-properties fo:margin-top="0in" fo:margin-bottom="0in"/>
      <style:text-properties fo:language="ru" fo:country="RU"/>
    </style:style>
    <style:style style:name="P34" style:family="paragraph" style:parent-style-name="Text_20_body" style:list-style-name="L2">
      <style:paragraph-properties fo:margin-top="0in" fo:margin-bottom="0in"/>
    </style:style>
    <style:style style:name="P35" style:family="paragraph" style:parent-style-name="Text_20_body" style:list-style-name="L1">
      <style:paragraph-properties fo:margin-top="0in" fo:margin-bottom="0in"/>
    </style:style>
    <style:style style:name="P36" style:family="paragraph" style:parent-style-name="Text_20_body" style:list-style-name="L1">
      <style:paragraph-properties fo:margin-top="0in" fo:margin-bottom="0in"/>
      <style:text-properties fo:language="en" fo:country="GB"/>
    </style:style>
    <style:style style:name="P37" style:family="paragraph" style:parent-style-name="Text_20_body" style:list-style-name="L3">
      <style:paragraph-properties fo:margin-top="0in" fo:margin-bottom="0in"/>
    </style:style>
    <style:style style:name="P38" style:family="paragraph" style:parent-style-name="Text_20_body" style:list-style-name="L4">
      <style:paragraph-properties fo:margin-top="0in" fo:margin-bottom="0in"/>
    </style:style>
    <style:style style:name="P39" style:family="paragraph" style:parent-style-name="Text_20_body" style:list-style-name="L5">
      <style:paragraph-properties fo:margin-top="0in" fo:margin-bottom="0in"/>
    </style:style>
    <style:style style:name="P40" style:family="paragraph" style:parent-style-name="Text_20_body" style:list-style-name="L6">
      <style:paragraph-properties fo:margin-top="0in" fo:margin-bottom="0in"/>
    </style:style>
    <style:style style:name="P41" style:family="paragraph" style:parent-style-name="Text_20_body" style:list-style-name="L7">
      <style:paragraph-properties fo:margin-top="0in" fo:margin-bottom="0in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normal" style:font-weight-asian="normal" style:font-weight-complex="normal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4pt" fo:language="ru" fo:country="RU" style:font-size-asian="14pt" style:font-size-complex="14pt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/>
      <text:h text:style-name="P8" text:outline-level="3">1. В каких задачах приходилось использовать редис?<text:line-break/></text:h>
      <text:list xml:id="list8203147797522572873" text:style-name="L1">
        <text:list-item>
          <text:p text:style-name="P33">Кэширование результатов запросов к базе данных.</text:p>
        </text:list-item>
      </text:list>
      <text:list xml:id="list4694387985631939826" text:style-name="L2">
        <text:list-item>
          <text:p text:style-name="P34">Хранение сессий пользователей (например, в веб-приложениях).</text:p>
        </text:list-item>
        <text:list-item>
          <text:p text:style-name="P34">Кэширование ответов API.</text:p>
        </text:list-item>
        <text:list-item>
          <text:p text:style-name="P17">Кэширование HTML-страниц или частей страниц (например, для динамических сайтов)</text:p>
        </text:list-item>
        <text:list-item>
          <text:p text:style-name="P34"><text:span text:style-name="Strong_20_Emphasis"><text:span text:style-name="T11">Рейт-лимитинг (Rate Limiting) (</text:span></text:span><text:span text:style-name="Strong_20_Emphasis"><text:span text:style-name="T9">не больше Х запросов к тикетам например)</text:span></text:span></text:p>
        </text:list-item>
        <text:list-item>
          <text:p text:style-name="P18">Распределённые блокировки</text:p>
        </text:list-item>
      </text:list>
      <text:list xml:id="list39610077" text:continue-list="list8203147797522572873" text:style-name="L1">
        <text:list-item>
          <text:p text:style-name="P35">Начиная с версии 5.0, Redis поддерживает <text:span text:style-name="Strong_20_Emphasis">потоки (Streams)</text:span> — похожи на Kafka, но проще. </text:p>
        </text:list-item>
        <text:list-item>
          <text:p text:style-name="P35">Redis как лёгковесная замена Kafka/RabbitMQ для обмена сообщениями между микросервисами. </text:p>
        </text:list-item>
      </text:list>
      <text:h text:style-name="Heading_20_3" text:outline-level="3">2. <text:span text:style-name="T7">Приходилось ли разворачивать редис? Какие есть варианты?</text:span></text:h>
      <text:p text:style-name="Standard"/>
      <text:list xml:id="list39605800" text:continue-numbering="true" text:style-name="L1">
        <text:list-item>
          <text:p text:style-name="P36">Standalone (<text:span text:style-name="T7">нет отказоустойчивости и репликации)</text:span></text:p>
        </text:list-item>
      </text:list>
      <text:list xml:id="list6408769374498776651" text:style-name="L3">
        <text:list-item>
          <text:p text:style-name="P37">Master-replica <text:span text:style-name="T7">(реплики копируют данные с мастера, высокая нагрузка (чтение с реплик)) повышенная доступность. </text:span><text:span text:style-name="T1">SPOF </text:span><text:span text:style-name="T7">без сентинела надо ручками переключать</text:span></text:p>
        </text:list-item>
        <text:list-item>
          <text:p text:style-name="P37">Redis Sentinel (<text:span text:style-name="T7">автоматическая отказустойчивость) приложение будет продолжать работать при падении мастера. Сложнее в настройке. Масштабирование — т. к. нет мастера</text:span></text:p>
        </text:list-item>
        <text:list-item>
          <text:p text:style-name="P22">Redis cluster (<text:span text:style-name="T7">масштабирование, отказоустойчивость) гор. Масштабирование, </text:span><text:span text:style-name="T4">failover like in sentinel, </text:span><text:span text:style-name="T7">можно обращаться к любой ноде нет кросс-шардовых транзакций. </text:span><text:span text:style-name="T1">Keys * </text:span><text:span text:style-name="T7">работают на одном шарде.</text:span></text:p>
        </text:list-item>
        <text:list-item>
          <text:p text:style-name="P22">Managed <text:span text:style-name="T7">в облаке (плюсы — мониторинг бекапы </text:span><text:span text:style-name="T1">failover) </text:span><text:span text:style-name="T7">минусы — меньше контроля и дорогие</text:span></text:p>
        </text:list-item>
        <text:list-item>
          <text:p text:style-name="P23">RedisModules... <text:span text:style-name="T7">доп модули</text:span></text:p>
        </text:list-item>
      </text:list>
      <text:p text:style-name="Text_20_body"/>
      <text:h text:style-name="P9" text:outline-level="3">2. Как работает редис под капотом и как он будет обрабатывать запросы от многих микросервисов одновременно.</text:h>
      <text:list xml:id="list6962582041928525167" text:style-name="L8">
        <text:list-item>
          <text:p text:style-name="P25">In memory (<text:span text:style-name="T7">не на диск)</text:span></text:p>
        </text:list-item>
        <text:list-item>
          <text:p text:style-name="P25">simple key-value </text:p>
        </text:list-item>
        <text:list-item>
          <text:p text:style-name="P25">I/O multiplexing (<text:span text:style-name="T7">кот мыши)</text:span></text:p>
        </text:list-item>
        <text:list-item>
          <text:p text:style-name="P25">single thread - <text:s/>no thread switch</text:p>
        </text:list-item>
      </text:list>
      <text:p text:style-name="P24"/>
      <text:p text:style-name="P24"/>
      <text:p text:style-name="P24"/>
      <text:p text:style-name="P24"/>
      <text:p text:style-name="P1"><text:soft-page-break/>3. Что если мы попробуем воплотить тупю идею — использовать редис как основной</text:p>
      <text:list xml:id="list4530126024574886339" text:style-name="L9">
        <text:list-item>
          <text:p text:style-name="P21"><text:span text:style-name="T4">Redis </text:span>не транзакционный — придётся внедрить транзакционность и ввести возможность роллбэка. Решить проблему с шардами (все релейтед данные складывать на один шард с хэштэгом)</text:p>
        </text:list-item>
        <text:list-item>
          <text:p text:style-name="P26">Single-threaded –<text:span text:style-name="T4"> </text:span><text:span text:style-name="T7">проблемы с изоляцией? </text:span></text:p>
        </text:list-item>
        <text:list-item>
          <text:p text:style-name="P11"><text:span text:style-name="T8">While you can use commands like </text:span><text:span text:style-name="Source_20_Text"><text:span text:style-name="T8">MULTI/EXEC</text:span></text:span><text:span text:style-name="T8"> to group commands, this provides atomicity for the grouped commands but not the full isolation or rollback capabilities expected in ACID transactions. </text:span></text:p>
        </text:list-item>
        <text:list-item>
          <text:p text:style-name="P12"/>
        </text:list-item>
        <text:list-item>
          <text:p text:style-name="P14">Редис может персистить данные на диск как снапшоты или <text:span text:style-name="T1">append-files. </text:span>Можно теоретически потерять данные между снэпшотами.</text:p>
          <text:p text:style-name="P14"><text:span text:style-name="T14"><text:line-break/></text:span></text:p>
        </text:list-item>
        <text:list-item>
          <text:p text:style-name="P14"><text:span text:style-name="T3">A</text:span><text:span text:style-name="T1">tomicity (all fail or all a success)</text:span> придётся внедрить транзакционность и ввести возможность роллбэка. Решить проблему с шардами (все релейтед данные складывать на один шард с хэштэгом)</text:p>
          <text:p text:style-name="P14"/>
        </text:list-item>
        <text:list-item>
          <text:p text:style-name="P31"><text:span text:style-name="T3">C</text:span><text:span text:style-name="T2">onsistency (each time <text:s/>same result, no random side-effects) Redis is </text:span><text:span text:style-name="Strong_20_Emphasis"><text:span text:style-name="T1">schemaless</text:span></text:span><text:span text:style-name="T2">.</text:span></text:p>
        </text:list-item>
      </text:list>
      <text:p text:style-name="P32"><text:tab/><text:tab/>No constraints (e.g., no foreign keys, no data types, no uniqueness checks).</text:p>
      <text:p text:style-name="P32"><text:tab/><text:tab/>You can <text:span text:style-name="Source_20_Text">SET user:1 "banana"</text:span> even if it should be JSON.</text:p>
      <text:p text:style-name="Text_20_body"><text:tab/><text:tab/>No triggers or cascading updates. </text:p>
      <text:list xml:id="list39609414" text:continue-numbering="true" text:style-name="L9">
        <text:list-header>
          <text:p text:style-name="P20"><text:span text:style-name="T2"/></text:p>
        </text:list-header>
        <text:list-item>
          <text:p text:style-name="P20"><text:span text:style-name="T1">I</text:span><text:span text:style-name="T2">solation (transactions don't interfere with one another)</text:span></text:p>
        </text:list-item>
      </text:list>
      <text:p text:style-name="P13"><text:span text:style-name="T2"><text:tab/><text:tab/>However:</text:span></text:p>
      <text:p text:style-name="P32"><text:tab/><text:tab/>No real isolation levels (READ COMMITTED, SERIALIZABLE, etc.).</text:p>
      <text:p text:style-name="P32"><text:tab/><text:tab/>No snapshot isolation. <text:span text:style-name="T10">(</text:span><text:span text:style-name="T3">need MVCC like in oracle or optimistic (versions) <text:tab/>pessimistic locking) </text:span><text:span text:style-name="T5">add row-level locks and permit or block other transactions from <text:tab/>\reading (adding isolation levels)</text:span></text:p>
      <text:p text:style-name="Text_20_body"><text:tab/><text:tab/>No protection from phantom reads or dirty reads in complex cases. </text:p>
      <text:list xml:id="list39635554" text:continue-numbering="true" text:style-name="L9">
        <text:list-header>
          <text:p text:style-name="P21">Cluster-wide coordination: <text:s text:c="3"/>Use a distributed lock manager or consensus algorithm (e.g., Raft) to coordinate locks across shards.</text:p>
        </text:list-header>
        <text:list-item>
          <text:p text:style-name="P31"><text:span text:style-name="T3">D</text:span><text:span text:style-name="T2">urability (</text:span><text:span text:style-name="Strong_20_Emphasis"><text:span text:style-name="T1">Definition</text:span></text:span><text:span text:style-name="T2">: Once a transaction is committed, it survives permanently — even after crashes. )</text:span></text:p>
        </text:list-item>
      </text:list>
      <text:p text:style-name="Text_20_body"><text:span text:style-name="T6"><text:tab/></text:span><text:span text:style-name="T8">персистить на диск при каждой </text:span><text:span text:style-name="T2">transaction commit</text:span></text:p>
      <text:p text:style-name="Text_20_body"><text:span text:style-name="T2"><text:tab/>Like PostgreSQL: log the transaction → sync to disk → apply in memory. </text:span></text:p>
      <text:h text:style-name="P15" text:outline-level="2"><text:span text:style-name="T7">3.1. </text:span><text:span text:style-name="T4">C </text:span><text:span text:style-name="T7">какими проблемами можно столкнуться при наличии микросервисов <text:s/>которые пишут в редис кластер?</text:span></text:h>
      <text:h text:style-name="P7" text:outline-level="2"><text:span text:style-name="T13">Архитектура Redis Cluster: кратко</text:span><text:span text:style-name="T7"> </text:span></text:h>
      <text:list xml:id="list1138576147364448465" text:style-name="L4">
        <text:list-item>
          <text:p text:style-name="P38">Данные делятся на <text:span text:style-name="Strong_20_Emphasis">16384 хэш-слота</text:span>.</text:p>
        </text:list-item>
        <text:list-item>
          <text:p text:style-name="P38">Эти слоты распределяются между <text:span text:style-name="Strong_20_Emphasis">мастер-нодами</text:span> (минимум 3).</text:p>
        </text:list-item>
        <text:list-item>
          <text:p text:style-name="P38">Каждая мастер-нода имеет <text:span text:style-name="Strong_20_Emphasis">реплику</text:span> (для отказоустойчивости).</text:p>
        </text:list-item>
        <text:list-item>
          <text:p text:style-name="P38">Ключ → слот: <text:span text:style-name="Source_20_Text">CRC16(key) % 16384</text:span></text:p>
        </text:list-item>
        <text:list-item>
          <text:p text:style-name="P27"><text:soft-page-break/>Каждый слот управляется <text:span text:style-name="Strong_20_Emphasis">одной мастер-нодой</text:span>. </text:p>
        </text:list-item>
      </text:list>
      <text:p text:style-name="Text_20_body"><text:span text:style-name="T7">Запись:<text:line-break/></text:span>Только в <text:span text:style-name="Strong_20_Emphasis">мастер-ноду</text:span>, отвечающую за слот ключа. <text:line-break/>Пример: <text:span text:style-name="Source_20_Text">SET user:123 "John"</text:span> → вычисляется слот для <text:span text:style-name="Source_20_Text">user:123</text:span> → запрос идёт на нужного мастера. </text:p>
      <text:p text:style-name="Text_20_body"/>
      <text:h text:style-name="Heading_20_3" text:outline-level="3">Чтение</text:h>
      <text:p text:style-name="Text_20_body">По умолчанию — тоже на <text:span text:style-name="Strong_20_Emphasis">мастер</text:span>.<text:line-break/></text:p>
      <text:p text:style-name="Text_20_body">Но можно читать с <text:span text:style-name="Strong_20_Emphasis">реплик</text:span>, если клиент это поддерживает и включена опция <text:span text:style-name="Source_20_Text">READONLY</text:span>. </text:p>
      <text:p text:style-name="P1">Подводные камни:</text:p>
      <text:h text:style-name="P9" text:outline-level="3"><text:span text:style-name="Strong_20_Emphasis">Нет кросс-шардовых транзакций</text:span> </text:h>
      <text:p text:style-name="Quotations"><text:span text:style-name="Source_20_Text">MULTI</text:span> / <text:span text:style-name="Source_20_Text">EXEC</text:span> работают <text:span text:style-name="Strong_20_Emphasis">только в пределах одного слота</text:span>. <text:span text:style-name="T8">MULTI<text:line-break/>SET user:1000 "Alice"<text:line-break/>SET user:2000 "Bob" <text:s text:c="2"/># Эти ключи могут быть в разных слотах!<text:line-break/>EXEC<text:line-break/></text:span><text:span text:style-name="T12">→ Если </text:span><text:span text:style-name="Source_20_Text"><text:span text:style-name="T12">user:1000</text:span></text:span><text:span text:style-name="T12"> и </text:span><text:span text:style-name="Source_20_Text"><text:span text:style-name="T12">user:2000</text:span></text:span><text:span text:style-name="T12"> попадают в разные шарды — </text:span><text:span text:style-name="Strong_20_Emphasis"><text:span text:style-name="T12">транзакция упадёт</text:span></text:span><text:span text:style-name="T12"> с ошибкой </text:span><text:span text:style-name="Source_20_Text"><text:span text:style-name="T12">CROSSSLOT Keys in request don't hash to the same slot</text:span></text:span><text:span text:style-name="T12">. </text:span></text:p>
      <text:p text:style-name="P10"/>
      <text:h text:style-name="P5" text:outline-level="3"><text:span text:style-name="Strong_20_Emphasis">Некоторые команды не работают кросс-шардово</text:span></text:h>
      <text:p text:style-name="P2"><text:span text:style-name="T8"><text:tab/></text:span><text:span text:style-name="T12">Например: </text:span><text:span text:style-name="Source_20_Text"><text:span text:style-name="T12">KEYS *</text:span></text:span><text:span text:style-name="T12">, </text:span><text:span text:style-name="Source_20_Text"><text:span text:style-name="T12">SCAN</text:span></text:span><text:span text:style-name="T12">, </text:span><text:span text:style-name="Source_20_Text"><text:span text:style-name="T12">MGET</text:span></text:span><text:span text:style-name="T12">, </text:span><text:span text:style-name="Source_20_Text"><text:span text:style-name="T12">DEL</text:span></text:span><text:span text:style-name="T12"> с несколькими ключами и т.п. </text:span></text:p>
      <text:p text:style-name="P3"/>
      <text:h text:style-name="P4" text:outline-level="3"><text:span text:style-name="T12">3. </text:span><text:span text:style-name="Strong_20_Emphasis">Разрыв сети (network partition) и split-brain</text:span><text:span text:style-name="T12"> </text:span></text:h>
      <text:list xml:id="list1609818906148083921" text:style-name="L5">
        <text:list-item>
          <text:p text:style-name="P39">При потере связи между нодами кластер может <text:span text:style-name="Strong_20_Emphasis">перейти в "закрытое" состояние</text:span> (cluster unavailable), если большинство мастеров недоступно.</text:p>
        </text:list-item>
        <text:list-item>
          <text:p text:style-name="P28">Redis Cluster требует <text:span text:style-name="Strong_20_Emphasis">мажоритарного кворума</text:span> для работы. </text:p>
        </text:list-item>
      </text:list>
      <text:p text:style-name="P2"><text:span text:style-name="T12">Настрой </text:span><text:span text:style-name="Strong_20_Emphasis">quorum</text:span><text:span text:style-name="T12"> и мониторинг (например, через Sentinel или внешние инструменты). </text:span></text:p>
      <text:h text:style-name="P4" text:outline-level="3"><text:span text:style-name="Strong_20_Emphasis">Перебалансировка слотов (resharding)</text:span><text:span text:style-name="T12"> </text:span></text:h>
      <text:list xml:id="list5170641438464658420" text:style-name="L6">
        <text:list-item>
          <text:p text:style-name="P40">При добавлении/удалении нод — слоты перераспределяются.</text:p>
        </text:list-item>
        <text:list-item>
          <text:p text:style-name="P29">Во время этого процесса возможны <text:span text:style-name="Strong_20_Emphasis">кратковременные задержки</text:span> или редиректы. </text:p>
        </text:list-item>
      </text:list>
      <text:h text:style-name="P6" text:outline-level="2">? Как клиент взаимодействует с кластером? </text:h>
      <text:p text:style-name="Text_20_body">Когда клиент делает запрос: </text:p>
      <text:list xml:id="list4083843852917004246" text:style-name="L7">
        <text:list-item>
          <text:p text:style-name="P41">Он отправляет команду на <text:span text:style-name="Strong_20_Emphasis">любую ноду</text:span>.</text:p>
        </text:list-item>
        <text:list-item>
          <text:p text:style-name="P41">Нода проверяет, отвечает ли она за слот ключа:</text:p>
          <text:list>
            <text:list-item>
              <text:p text:style-name="P41"><text:soft-page-break/>Да → обрабатывает.</text:p>
            </text:list-item>
            <text:list-item>
              <text:p text:style-name="P41">Нет → возвращает ответ: <text:span text:style-name="Source_20_Text">MOVED &lt;slot&gt; &lt;ip:port&gt;</text:span> </text:p>
            </text:list-item>
          </text:list>
        </text:list-item>
        <text:list-item>
          <text:p text:style-name="P30">Клиент <text:span text:style-name="Strong_20_Emphasis">автоматически перенаправляется</text:span> на нужную ноду (и обновляет свою карту слотов). </text:p>
        </text:list-item>
      </text:list>
      <text:p text:style-name="Quotations">? Умные клиенты (Lettuce, redis-py-cluster, Jedis) делают это <text:span text:style-name="Strong_20_Emphasis">прозрачно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8-30T13:56:03.82</meta:creation-date>
    <dc:date>2025-08-31T19:35:45.18</dc:date>
    <meta:editing-duration>PT13H53M15S</meta:editing-duration>
    <meta:editing-cycles>5</meta:editing-cycles>
    <meta:generator>OpenOffice/4.1.11$Win32 OpenOffice.org_project/4111m1$Build-9808</meta:generator>
    <meta:document-statistic meta:table-count="0" meta:image-count="0" meta:object-count="0" meta:page-count="4" meta:paragraph-count="72" meta:word-count="765" meta:character-count="5240"/>
  </office:meta>
</office:document-meta>
</file>